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4.283cm" style:rel-column-width="2428*"/>
    </style:style>
    <style:style style:name="Tabelle1.D" style:family="table-column">
      <style:table-column-properties style:column-width="4.284cm" style:rel-column-width="242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4.283cm" style:rel-column-width="2428*"/>
    </style:style>
    <style:style style:name="Tabelle2.D" style:family="table-column">
      <style:table-column-properties style:column-width="4.284cm" style:rel-column-width="2429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4.283cm" style:rel-column-width="2428*"/>
    </style:style>
    <style:style style:name="Tabelle3.D" style:family="table-column">
      <style:table-column-properties style:column-width="4.284cm" style:rel-column-width="2429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F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E2" style:family="table-cell">
      <style:table-cell-properties fo:background-color="#666666" fo:padding="0.097cm" fo:border-left="0.002cm solid #000000" fo:border-right="none" fo:border-top="none" fo:border-bottom="0.002cm solid #000000">
        <style:background-image/>
      </style:table-cell-properties>
    </style:style>
    <style:style style:name="Tabelle3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text-properties style:font-name="Cardo" fo:background-color="transparent"/>
    </style:style>
    <style:style style:name="P3" style:family="paragraph" style:parent-style-name="Standard">
      <style:text-properties style:font-name="Cardo" fo:font-size="14pt" style:text-underline-style="solid" style:text-underline-width="auto" style:text-underline-color="font-color" fo:background-color="transparent" style:font-size-asian="14pt" style:font-size-complex="14pt"/>
    </style:style>
    <style:style style:name="P4" style:family="paragraph" style:parent-style-name="Standard">
      <style:paragraph-properties fo:background-color="#000000">
        <style:background-image/>
      </style:paragraph-properties>
      <style:text-properties style:font-name="Cardo"/>
    </style:style>
    <style:style style:name="P5" style:family="paragraph" style:parent-style-name="Standard">
      <style:paragraph-properties fo:background-color="#000000">
        <style:background-image/>
      </style:paragraph-properties>
      <style:text-properties style:font-name="Cardo" fo:background-color="transparent"/>
    </style:style>
    <style:style style:name="P6" style:family="paragraph" style:parent-style-name="Table_20_Contents">
      <style:text-properties style:font-name="Cardo"/>
    </style:style>
    <style:style style:name="P7" style:family="paragraph" style:parent-style-name="Table_20_Contents">
      <style:text-properties style:font-name="Cardo" fo:font-style="normal" style:font-style-asian="normal" style:font-style-complex="normal"/>
    </style:style>
    <style:style style:name="P8" style:family="paragraph" style:parent-style-name="Table_20_Contents">
      <style:text-properties style:font-name="Cardo" fo:font-style="normal" fo:background-color="#66ccff" style:font-style-asian="normal" style:font-style-complex="normal"/>
    </style:style>
    <style:style style:name="P9" style:family="paragraph" style:parent-style-name="Table_20_Contents"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style:font-name="Cardo" fo:font-style="italic" style:font-style-asian="italic" style:font-style-complex="italic"/>
    </style:style>
    <style:style style:name="P11" style:family="paragraph" style:parent-style-name="Table_20_Contents">
      <style:text-properties style:font-name="Cardo" fo:font-style="italic" fo:font-weight="normal" fo:background-color="transparent" style:font-style-asian="italic" style:font-weight-asian="normal" style:font-style-complex="italic" style:font-weight-complex="normal"/>
    </style:style>
    <style:style style:name="P12" style:family="paragraph" style:parent-style-name="Table_20_Contents">
      <style:text-properties style:font-name="Cardo" fo:font-weight="bold" style:font-weight-asian="bold" style:font-weight-complex="bold"/>
    </style:style>
    <style:style style:name="P13" style:family="paragraph" style:parent-style-name="Table_20_Contents">
      <style:text-properties style:font-name="Cardo" fo:font-weight="normal" fo:background-color="#66ccff" style:font-weight-asian="normal" style:font-weight-complex="normal"/>
    </style:style>
    <style:style style:name="P14" style:family="paragraph" style:parent-style-name="Table_20_Contents">
      <style:text-properties style:font-name="Cardo" fo:font-weight="normal" fo:background-color="transparent" style:font-weight-asian="normal" style:font-weight-complex="normal"/>
    </style:style>
    <style:style style:name="P15" style:family="paragraph" style:parent-style-name="Table_20_Contents">
      <style:text-properties style:font-name="Cardo" fo:background-color="#66ccff"/>
    </style:style>
    <style:style style:name="P16" style:family="paragraph" style:parent-style-name="Table_20_Contents">
      <style:text-properties style:font-name="Cardo" fo:background-color="#9999ff"/>
    </style:style>
    <style:style style:name="P17" style:family="paragraph" style:parent-style-name="Table_20_Contents">
      <style:text-properties style:font-name="Cardo" fo:background-color="#cc66ff"/>
    </style:style>
    <style:style style:name="P18" style:family="paragraph" style:parent-style-name="Table_20_Contents">
      <style:text-properties style:font-name="Cardo" fo:font-size="15pt" fo:font-style="normal" style:font-size-asian="15pt" style:font-style-asian="normal" style:font-size-complex="15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rdo" fo:font-size="15pt" fo:font-style="normal" style:font-size-asian="15pt" style:font-style-asian="normal" style:font-size-complex="15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rdo" fo:font-size="15pt" fo:font-style="normal" fo:background-color="#66ccff" style:font-size-asian="15pt" style:font-style-asian="normal" style:font-size-complex="15pt" style:font-style-complex="normal"/>
    </style:style>
    <style:style style:name="P21" style:family="paragraph" style:parent-style-name="Table_20_Contents">
      <style:text-properties style:font-name="Cardo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Table_20_Contents">
      <style:text-properties style:font-name="Cardo" fo:font-size="15pt" style:font-size-asian="15pt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Cardo" fo:font-size="15pt" style:font-size-asian="15pt" style:font-size-complex="15pt"/>
    </style:style>
    <style:style style:name="P24" style:family="paragraph" style:parent-style-name="Table_20_Contents">
      <style:text-properties style:font-name="Cardo" fo:font-size="15pt" fo:background-color="#66ccff" style:font-size-asian="15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Cardo" fo:font-size="15pt" fo:background-color="#66ccff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style:font-name="Cardo" fo:font-size="15pt" fo:font-weight="normal" fo:background-color="#66ccff" style:font-size-asian="15pt" style:font-weight-asian="normal" style:font-size-complex="15pt" style:font-weight-complex="normal"/>
    </style:style>
    <style:style style:name="P27" style:family="paragraph" style:parent-style-name="Table_20_Contents">
      <style:text-properties style:font-name="Cardo" fo:font-size="15pt" fo:font-weight="normal" fo:background-color="transparent" style:font-size-asian="15pt" style:font-weight-asian="normal" style:font-size-complex="15pt" style:font-weight-complex="normal"/>
    </style:style>
    <style:style style:name="P28" style:family="paragraph" style:parent-style-name="Table_20_Contents">
      <style:text-properties style:font-name="Cardo" fo:font-size="15pt" fo:background-color="#9999ff" style:font-size-asian="15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Cardo" fo:font-size="15pt" fo:background-color="#9999ff" style:font-size-asian="15pt" style:font-size-complex="15pt"/>
    </style:style>
    <style:style style:name="T1" style:family="text">
      <style:text-properties fo:background-color="#99ff33"/>
    </style:style>
    <style:style style:name="T2" style:family="text">
      <style:text-properties fo:background-color="#ffff00"/>
    </style:style>
    <style:style style:name="T3" style:family="text">
      <style:text-properties fo:background-color="#ff3333"/>
    </style:style>
    <style:style style:name="T4" style:family="text">
      <style:text-properties fo:background-color="#00ffff"/>
    </style:style>
    <style:style style:name="T5" style:family="text">
      <style:text-properties fo:background-color="#cc66ff"/>
    </style:style>
    <style:style style:name="T6" style:family="text">
      <style:text-properties fo:background-color="transparent"/>
    </style:style>
    <style:style style:name="T7" style:family="text">
      <style:text-properties fo:background-color="#66ccff"/>
    </style:style>
    <style:style style:name="T8" style:family="text">
      <style:text-properties fo:background-color="#ffcc00"/>
    </style:style>
    <style:style style:name="T9" style:family="text">
      <style:text-properties fo:background-color="#ffff66"/>
    </style:style>
    <style:style style:name="T10" style:family="text">
      <style:text-properties fo:background-color="#ff9999"/>
    </style:style>
    <style:style style:name="T11" style:family="text">
      <style:text-properties fo:background-color="#9999ff"/>
    </style:style>
    <style:style style:name="T12" style:family="text">
      <style:text-properties fo:background-color="#ff99ff"/>
    </style:style>
    <style:style style:name="T13" style:family="text">
      <style:text-properties fo:background-color="#99fff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background-color="#66ccff" style:font-style-asian="normal" style:font-style-complex="normal"/>
    </style:style>
    <style:style style:name="T18" style:family="text">
      <style:text-properties fo:font-weight="normal" fo:background-color="#66ccff" style:font-weight-asian="normal" style:font-weight-complex="normal"/>
    </style:style>
    <style:style style:name="T19" style:family="text">
      <style:text-properties style:use-window-font-color="true" fo:font-style="normal" fo:font-weight="normal" fo:background-color="#9999ff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fo:font-weight="normal" fo:background-color="#66ccff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fo:font-weight="normal" fo:background-color="#dddddd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style:text-underline-style="none" fo:font-weight="normal" fo:background-color="#dddddd" style:font-style-asian="normal" style:font-weight-asian="normal" style:font-style-complex="normal" style:font-weight-complex="normal"/>
    </style:style>
    <style:style style:name="T23" style:family="text">
      <style:text-properties fo:color="#ff3333"/>
    </style:style>
    <style:style style:name="T24" style:family="text">
      <style:text-properties fo:color="#ff3333" fo:font-weight="bold" style:font-weight-asian="bold" style:font-weight-complex="bold"/>
    </style:style>
    <style:style style:name="T25" style:family="text">
      <style:text-properties fo:color="#000000" fo:font-weight="bold" fo:background-color="transparent" style:font-weight-asian="bold" style:font-weight-complex="bold"/>
    </style:style>
    <style:style style:name="T2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background-color="#ffff99"/>
    </style:style>
    <style:style style:name="T28" style:family="text">
      <style:text-properties style:text-underline-style="none" fo:font-weight="normal" fo:background-color="#dddddd" style:font-weight-asian="normal" style:font-weight-complex="normal"/>
    </style:style>
    <style:style style:name="T29" style:family="text">
      <style:text-properties fo:background-color="#dddddd"/>
    </style:style>
    <style:style style:name="T30" style:family="text">
      <style:text-properties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"basic" inflection of the definite article, the indefinite article, and the adjective (excluding "exceptions")</text:p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column table:style-name="Tabelle2.A"/>
        <table:table-column table:style-name="Tabelle2.D"/>
        <table:table-row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<text:span text:style-name="T23">definite</text:span> article</text:p>
          </table:table-cell>
          <table:table-cell table:style-name="Tabelle2.A1" office:value-type="string">
            <text:p text:style-name="P6">adjective endings when the adjective occurs <text:span text:style-name="T14">after the </text:span><text:span text:style-name="T24">definite</text:span><text:span text:style-name="T14"> article</text:span></text:p>
          </table:table-cell>
          <table:table-cell table:style-name="Tabelle2.A1" office:value-type="string">
            <text:p text:style-name="P6"><text:span text:style-name="T23">indefinite</text:span> article <text:span text:style-name="T23">(always singular!)</text:span></text:p>
          </table:table-cell>
          <table:table-cell table:style-name="Tabelle2.A1" office:value-type="string">
            <text:p text:style-name="P6">adjective endings when the adjective occurs <text:span text:style-name="T14">after the </text:span><text:span text:style-name="T24">indefinite</text:span><text:span text:style-name="T14"> article </text:span><text:span text:style-name="T24">(always singular!)</text:span></text:p>
          </table:table-cell>
          <table:table-cell table:style-name="Tabelle2.F1" office:value-type="string">
            <text:p text:style-name="P6">adjective endings when the adjective occurs <text:span text:style-name="T25">without any article</text:span></text:p>
          </table:table-cell>
        </table:table-row>
        <table:table-row>
          <table:table-cell table:style-name="Tabelle2.A2" office:value-type="string">
            <text:p text:style-name="P12">nominative</text:p>
            <text:p text:style-name="P6">singular <text:span text:style-name="T15">and</text:span> plural</text:p>
          </table:table-cell>
          <table:table-cell table:style-name="Tabelle2.B2" office:value-type="string">
            <text:p text:style-name="P19"><text:span text:style-name="T7">die</text:span></text:p>
          </table:table-cell>
          <table:table-cell table:style-name="Tabelle2.B2" office:value-type="string">
            <text:p text:style-name="P23"><text:span text:style-name="T7">-en</text:span></text:p>
          </table:table-cell>
          <table:table-cell table:style-name="Tabelle2.B2" office:value-type="string">
            <text:p text:style-name="P23"><text:span text:style-name="T11">ein</text:span></text:p>
          </table:table-cell>
          <table:table-cell table:style-name="Tabelle2.B2" office:value-type="string">
            <text:p text:style-name="P23"><text:span text:style-name="T11">-er</text:span> (masculine)</text:p>
            <text:p text:style-name="P23"><text:span text:style-name="T11">-es</text:span> (neuter)</text:p>
            <text:p text:style-name="P23"><text:span text:style-name="T11">-e</text:span> (feminine)</text:p>
          </table:table-cell>
          <table:table-cell table:style-name="Tabelle2.F2" office:value-type="string">
            <text:p text:style-name="P23"><text:span text:style-name="T5">-e</text:span></text:p>
          </table:table-cell>
        </table:table-row>
        <table:table-row>
          <table:table-cell table:style-name="Tabelle2.A2" office:value-type="string">
            <text:p text:style-name="P12">genitive</text:p>
            <text:p text:style-name="P6">singular <text:span text:style-name="T15">and</text:span> plural</text:p>
          </table:table-cell>
          <table:table-cell table:style-name="Tabelle2.B2" office:value-type="string">
            <text:p text:style-name="P23"><text:span text:style-name="T18">der</text:span></text:p>
          </table:table-cell>
          <table:table-cell table:style-name="Tabelle2.B2" office:value-type="string">
            <text:p text:style-name="P25">-en</text:p>
          </table:table-cell>
          <table:table-cell table:style-name="Tabelle2.B2" office:value-type="string">
            <text:p text:style-name="P23"><text:span text:style-name="T11">eines</text:span></text:p>
          </table:table-cell>
          <table:table-cell table:style-name="Tabelle2.B2" office:value-type="string">
            <text:p text:style-name="P29">-en</text:p>
          </table:table-cell>
          <table:table-cell table:style-name="Tabelle2.F2" office:value-type="string">
            <text:p text:style-name="P23"><text:span text:style-name="T5">-er</text:span></text:p>
          </table:table-cell>
        </table:table-row>
        <table:table-row>
          <table:table-cell table:style-name="Tabelle2.A2" office:value-type="string">
            <text:p text:style-name="P12">dative</text:p>
            <text:p text:style-name="P6">singular <text:span text:style-name="T15">and</text:span> plural</text:p>
          </table:table-cell>
          <table:table-cell table:style-name="Tabelle2.B2" office:value-type="string">
            <text:p text:style-name="P26">den</text:p>
          </table:table-cell>
          <table:table-cell table:style-name="Tabelle2.B2" office:value-type="string">
            <text:p text:style-name="P25">-en</text:p>
          </table:table-cell>
          <table:table-cell table:style-name="Tabelle2.B2" office:value-type="string">
            <text:p text:style-name="P23"><text:span text:style-name="T11">einem</text:span></text:p>
          </table:table-cell>
          <table:table-cell table:style-name="Tabelle2.B2" office:value-type="string">
            <text:p text:style-name="P29">-en</text:p>
          </table:table-cell>
          <table:table-cell table:style-name="Tabelle2.F2" office:value-type="string">
            <text:p text:style-name="P23"><text:span text:style-name="T5">-en</text:span></text:p>
          </table:table-cell>
        </table:table-row>
        <table:table-row>
          <table:table-cell table:style-name="Tabelle2.A2" office:value-type="string">
            <text:p text:style-name="P12">accusative</text:p>
            <text:p text:style-name="P6">singular <text:span text:style-name="T15">and</text:span> plural</text:p>
          </table:table-cell>
          <table:table-cell table:style-name="Tabelle2.B2" office:value-type="string">
            <text:p text:style-name="P20">die</text:p>
          </table:table-cell>
          <table:table-cell table:style-name="Tabelle2.B2" office:value-type="string">
            <text:p text:style-name="P23"><text:span text:style-name="T7">-en</text:span></text:p>
          </table:table-cell>
          <table:table-cell table:style-name="Tabelle2.B2" office:value-type="string">
            <text:p text:style-name="P23"><text:span text:style-name="T11">einen</text:span> (masculine)</text:p>
            <text:p text:style-name="P23"><text:span text:style-name="T11">ein</text:span> (neuter)</text:p>
            <text:p text:style-name="P23"><text:span text:style-name="T11">eine</text:span> (feminine)</text:p>
          </table:table-cell>
          <table:table-cell table:style-name="Tabelle2.B2" office:value-type="string">
            <text:p text:style-name="P23"><text:span text:style-name="T11">-en</text:span> (masculine)</text:p>
            <text:p text:style-name="P23"><text:span text:style-name="T11">-es</text:span> (neuter)</text:p>
            <text:p text:style-name="P23"><text:span text:style-name="T11">-e</text:span> (feminine)</text:p>
          </table:table-cell>
          <table:table-cell table:style-name="Tabelle2.F2" office:value-type="string">
            <text:p text:style-name="P23"><text:span text:style-name="T5">-e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he "exceptions" to the "basic" inflection of the definite article, the indefinite article, and the adjective</text:p>
      <text:p text:style-name="P2"/>
      <table:table table:name="Tabelle3" table:style-name="Tabelle3">
        <table:table-column table:style-name="Tabelle3.A" table:number-columns-repeated="3"/>
        <table:table-column table:style-name="Tabelle3.D"/>
        <table:table-column table:style-name="Tabelle3.A"/>
        <table:table-column table:style-name="Tabelle3.D"/>
        <table:table-row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6"><text:span text:style-name="T23">definite</text:span> article</text:p>
          </table:table-cell>
          <table:table-cell table:style-name="Tabelle3.A1" office:value-type="string">
            <text:p text:style-name="P6">adjective endings when the adjective occurs <text:span text:style-name="T14">after the </text:span><text:span text:style-name="T24">definite</text:span><text:span text:style-name="T14"> article</text:span></text:p>
          </table:table-cell>
          <table:table-cell table:style-name="Tabelle3.A1" office:value-type="string">
            <text:p text:style-name="P6"><text:span text:style-name="T23">indefinite</text:span> article <text:span text:style-name="T23">(always singular!)</text:span></text:p>
          </table:table-cell>
          <table:table-cell table:style-name="Tabelle3.A1" office:value-type="string">
            <text:p text:style-name="P6">adjective endings when the adjective occurs <text:span text:style-name="T14">after the </text:span><text:span text:style-name="T24">indefinite</text:span><text:span text:style-name="T14"> article </text:span><text:span text:style-name="T24">(always singular!)</text:span></text:p>
          </table:table-cell>
          <table:table-cell table:style-name="Tabelle3.F1" office:value-type="string">
            <text:p text:style-name="P6">adjective endings when the adjective occurs <text:span text:style-name="T25">without any article</text:span></text:p>
          </table:table-cell>
        </table:table-row>
        <table:table-row>
          <table:table-cell table:style-name="Tabelle3.A2" office:value-type="string">
            <text:p text:style-name="P12">nominative</text:p>
            <text:p text:style-name="P6">singular <text:span text:style-name="T15">and</text:span> plural</text:p>
          </table:table-cell>
          <table:table-cell table:style-name="Tabelle3.B2" office:value-type="string">
            <text:p text:style-name="P18"><text:span text:style-name="T10">der</text:span> (masculine singular),</text:p>
            <text:p text:style-name="P18"><text:span text:style-name="T10">das</text:span> (neuter singular)</text:p>
          </table:table-cell>
          <table:table-cell table:style-name="Tabelle3.B2" office:value-type="string">
            <text:p text:style-name="P22"><text:span text:style-name="T10">-e</text:span> (singular)</text:p>
          </table:table-cell>
          <table:table-cell table:style-name="Tabelle3.B2" office:value-type="string">
            <text:p text:style-name="P22"><text:span text:style-name="T8">eine</text:span> (feminine)</text:p>
          </table:table-cell>
          <table:table-cell table:style-name="Tabelle3.E2" office:value-type="string">
            <text:p text:style-name="P22"/>
          </table:table-cell>
          <table:table-cell table:style-name="Tabelle3.F2" office:value-type="string">
            <text:p text:style-name="P22"><text:span text:style-name="T9">-er</text:span> (masculine singular)</text:p>
            <text:p text:style-name="P22"><text:span text:style-name="T9">-es</text:span> (neuter singular)</text:p>
          </table:table-cell>
        </table:table-row>
        <table:table-row>
          <table:table-cell table:style-name="Tabelle3.A2" office:value-type="string">
            <text:p text:style-name="P12">genitive</text:p>
            <text:p text:style-name="P6">singular <text:span text:style-name="T15">and</text:span> plural</text:p>
          </table:table-cell>
          <table:table-cell table:style-name="Tabelle3.B2" office:value-type="string">
            <text:p text:style-name="P22"><text:span text:style-name="T10">des</text:span> (masculine and neuter singular)</text:p>
          </table:table-cell>
          <table:table-cell table:style-name="Tabelle3.E2" office:value-type="string">
            <text:p text:style-name="P24"/>
          </table:table-cell>
          <table:table-cell table:style-name="Tabelle3.B2" office:value-type="string">
            <text:p text:style-name="P22"><text:span text:style-name="T8">einer</text:span> (feminine)</text:p>
          </table:table-cell>
          <table:table-cell table:style-name="Tabelle3.E2" office:value-type="string">
            <text:p text:style-name="P28"/>
          </table:table-cell>
          <table:table-cell table:style-name="Tabelle3.F2" office:value-type="string">
            <text:p text:style-name="P22"><text:span text:style-name="T9">-en</text:span> (masculine and neuter singular)</text:p>
          </table:table-cell>
        </table:table-row>
        <table:table-row>
          <table:table-cell table:style-name="Tabelle3.A2" office:value-type="string">
            <text:p text:style-name="P12">dative</text:p>
            <text:p text:style-name="P6">singular <text:span text:style-name="T15">and</text:span> plural</text:p>
          </table:table-cell>
          <table:table-cell table:style-name="Tabelle3.B2" office:value-type="string">
            <text:p text:style-name="P27"><text:span text:style-name="T10">dem</text:span> (masculine and neuter singular)</text:p>
            <text:p text:style-name="P27"><text:span text:style-name="T10">der</text:span> (feminine singular)</text:p>
          </table:table-cell>
          <table:table-cell table:style-name="Tabelle3.E2" office:value-type="string">
            <text:p text:style-name="P24"/>
          </table:table-cell>
          <table:table-cell table:style-name="Tabelle3.B2" office:value-type="string">
            <text:p text:style-name="P22"><text:span text:style-name="T8">einer</text:span> (feminine)</text:p>
          </table:table-cell>
          <table:table-cell table:style-name="Tabelle3.E2" office:value-type="string">
            <text:p text:style-name="P28"/>
          </table:table-cell>
          <table:table-cell table:style-name="Tabelle3.F2" office:value-type="string">
            <text:p text:style-name="P22"><text:span text:style-name="T9">-em</text:span> (masculine and neuter singular)</text:p>
            <text:p text:style-name="P22"><text:span text:style-name="T9">-er</text:span> (feminine singular)</text:p>
          </table:table-cell>
        </table:table-row>
        <table:table-row>
          <table:table-cell table:style-name="Tabelle3.A2" office:value-type="string">
            <text:p text:style-name="P12">accusative</text:p>
            <text:p text:style-name="P6">singular <text:span text:style-name="T15">and</text:span> plural</text:p>
          </table:table-cell>
          <table:table-cell table:style-name="Tabelle3.B2" office:value-type="string">
            <text:p text:style-name="P18"><text:span text:style-name="T10">den</text:span> (masculine singular),</text:p>
            <text:p text:style-name="P21"><text:span text:style-name="T10">das</text:span> (neuter singular)</text:p>
          </table:table-cell>
          <table:table-cell table:style-name="Tabelle3.B2" office:value-type="string">
            <text:p text:style-name="P22"><text:span text:style-name="T10">-e</text:span> (neuter and feminine singular)</text:p>
          </table:table-cell>
          <table:table-cell table:style-name="Tabelle3.E2" office:value-type="string">
            <text:p text:style-name="P22"/>
          </table:table-cell>
          <table:table-cell table:style-name="Tabelle3.E2" office:value-type="string">
            <text:p text:style-name="P22"/>
          </table:table-cell>
          <table:table-cell table:style-name="Tabelle3.F2" office:value-type="string">
            <text:p text:style-name="P22"><text:span text:style-name="T9">-en</text:span> (masculine singular)</text:p>
            <text:p text:style-name="P22"><text:span text:style-name="T9">-es</text:span> (neuter singular)</text:p>
          </table:table-cell>
        </table:table-row>
      </table:table>
      <text:p text:style-name="P2"><text:soft-page-break/><text:span text:style-name="T26">The "complete" inflection of the definite article, the indefinite article, and the adjective (including "exceptions")</text:span></text:p>
      <text:p text:style-name="P2"/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A"/>
        <table:table-column table:style-name="Tabelle1.D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><text:span text:style-name="T23">definite</text:span> article</text:p>
          </table:table-cell>
          <table:table-cell table:style-name="Tabelle1.A1" office:value-type="string">
            <text:p text:style-name="P6">adjective endings when the adjective occurs <text:span text:style-name="T14">after the </text:span><text:span text:style-name="T24">definite</text:span><text:span text:style-name="T14"> article</text:span></text:p>
          </table:table-cell>
          <table:table-cell table:style-name="Tabelle1.A1" office:value-type="string">
            <text:p text:style-name="P6"><text:span text:style-name="T23">indefinite</text:span> article <text:span text:style-name="T23">(always singular!)</text:span></text:p>
          </table:table-cell>
          <table:table-cell table:style-name="Tabelle1.A1" office:value-type="string">
            <text:p text:style-name="P6">adjective endings when the adjective occurs <text:span text:style-name="T14">after the </text:span><text:span text:style-name="T24">indefinite</text:span><text:span text:style-name="T14"> article </text:span><text:span text:style-name="T24">(always singular!)</text:span></text:p>
          </table:table-cell>
          <table:table-cell table:style-name="Tabelle1.F1" office:value-type="string">
            <text:p text:style-name="P6">adjective endings when the adjective occurs <text:span text:style-name="T25">without any article</text:span></text:p>
          </table:table-cell>
        </table:table-row>
        <table:table-row>
          <table:table-cell table:style-name="Tabelle1.A2" office:value-type="string">
            <text:p text:style-name="P12">nominative</text:p>
            <text:p text:style-name="P6">singular <text:span text:style-name="T15">and</text:span> plural</text:p>
          </table:table-cell>
          <table:table-cell table:style-name="Tabelle1.B2" office:value-type="string">
            <text:p text:style-name="P8">die</text:p>
            <text:p text:style-name="P10">exceptions:</text:p>
            <text:p text:style-name="P7"><text:span text:style-name="T10">der</text:span> (masculine singular),</text:p>
            <text:p text:style-name="P7"><text:span text:style-name="T10">das</text:span> (neuter singular)</text:p>
          </table:table-cell>
          <table:table-cell table:style-name="Tabelle1.B2" office:value-type="string">
            <text:p text:style-name="P15">-en</text:p>
            <text:p text:style-name="P10">exceptions:</text:p>
            <text:p text:style-name="P6"><text:span text:style-name="T10">-e</text:span> (singular)</text:p>
          </table:table-cell>
          <table:table-cell table:style-name="Tabelle1.B2" office:value-type="string">
            <text:p text:style-name="P16">ein</text:p>
            <text:p text:style-name="P10">exceptions:</text:p>
            <text:p text:style-name="P6"><text:span text:style-name="T8">eine</text:span> (feminine)</text:p>
          </table:table-cell>
          <table:table-cell table:style-name="Tabelle1.B2" office:value-type="string">
            <text:p text:style-name="P6"><text:span text:style-name="T11">-er</text:span> (masculine)</text:p>
            <text:p text:style-name="P6"><text:span text:style-name="T11">-es</text:span> (neuter)</text:p>
            <text:p text:style-name="P6"><text:span text:style-name="T11">-e</text:span> (feminine)</text:p>
          </table:table-cell>
          <table:table-cell table:style-name="Tabelle1.F2" office:value-type="string">
            <text:p text:style-name="P17">-e</text:p>
            <text:p text:style-name="P10">exceptions:</text:p>
            <text:p text:style-name="P6"><text:span text:style-name="T9">-er</text:span> (masculine singular)</text:p>
            <text:p text:style-name="P6"><text:span text:style-name="T9">-es</text:span> (neuter singular)</text:p>
          </table:table-cell>
        </table:table-row>
        <table:table-row>
          <table:table-cell table:style-name="Tabelle1.A2" office:value-type="string">
            <text:p text:style-name="P12">genitive</text:p>
            <text:p text:style-name="P6">singular <text:span text:style-name="T15">and</text:span> plural</text:p>
          </table:table-cell>
          <table:table-cell table:style-name="Tabelle1.B2" office:value-type="string">
            <text:p text:style-name="P13">der</text:p>
            <text:p text:style-name="P10">exceptions:</text:p>
            <text:p text:style-name="P6"><text:span text:style-name="T10">des</text:span> (masculine and neuter singular)</text:p>
          </table:table-cell>
          <table:table-cell table:style-name="Tabelle1.B2" office:value-type="string">
            <text:p text:style-name="P15">-en</text:p>
          </table:table-cell>
          <table:table-cell table:style-name="Tabelle1.B2" office:value-type="string">
            <text:p text:style-name="P16">eines</text:p>
            <text:p text:style-name="P10">exceptions:</text:p>
            <text:p text:style-name="P6"><text:span text:style-name="T8">einer</text:span> (feminine)</text:p>
          </table:table-cell>
          <table:table-cell table:style-name="Tabelle1.B2" office:value-type="string">
            <text:p text:style-name="P16">-en</text:p>
          </table:table-cell>
          <table:table-cell table:style-name="Tabelle1.F2" office:value-type="string">
            <text:p text:style-name="P17">-er</text:p>
            <text:p text:style-name="P10">exceptions:</text:p>
            <text:p text:style-name="P6"><text:span text:style-name="T9">-en</text:span> (masculine and neuter singular)</text:p>
          </table:table-cell>
        </table:table-row>
        <table:table-row>
          <table:table-cell table:style-name="Tabelle1.A2" office:value-type="string">
            <text:p text:style-name="P12">dative</text:p>
            <text:p text:style-name="P6">singular <text:span text:style-name="T15">and</text:span> plural</text:p>
          </table:table-cell>
          <table:table-cell table:style-name="Tabelle1.B2" office:value-type="string">
            <text:p text:style-name="P13">den</text:p>
            <text:p text:style-name="P11">exceptions:</text:p>
            <text:p text:style-name="P14"><text:span text:style-name="T10">dem</text:span> (masculine and neuter singular)</text:p>
            <text:p text:style-name="P14"><text:span text:style-name="T10">der</text:span> (feminine singular)</text:p>
          </table:table-cell>
          <table:table-cell table:style-name="Tabelle1.B2" office:value-type="string">
            <text:p text:style-name="P15">-en</text:p>
          </table:table-cell>
          <table:table-cell table:style-name="Tabelle1.B2" office:value-type="string">
            <text:p text:style-name="P16">einem</text:p>
            <text:p text:style-name="P10">exceptions:</text:p>
            <text:p text:style-name="P6"><text:span text:style-name="T8">einer</text:span> (feminine)</text:p>
          </table:table-cell>
          <table:table-cell table:style-name="Tabelle1.B2" office:value-type="string">
            <text:p text:style-name="P16">-en</text:p>
          </table:table-cell>
          <table:table-cell table:style-name="Tabelle1.F2" office:value-type="string">
            <text:p text:style-name="P17">-en</text:p>
            <text:p text:style-name="P10">exceptions:</text:p>
            <text:p text:style-name="P6"><text:span text:style-name="T9">-em</text:span> (masculine and neuter singular)</text:p>
            <text:p text:style-name="P6"><text:span text:style-name="T9">-er</text:span> (feminine singular)</text:p>
          </table:table-cell>
        </table:table-row>
        <table:table-row>
          <table:table-cell table:style-name="Tabelle1.A2" office:value-type="string">
            <text:p text:style-name="P12">accusative</text:p>
            <text:p text:style-name="P6">singular <text:span text:style-name="T15">and</text:span> plural</text:p>
          </table:table-cell>
          <table:table-cell table:style-name="Tabelle1.B2" office:value-type="string">
            <text:p text:style-name="P8">die</text:p>
            <text:p text:style-name="P10">exceptions:</text:p>
            <text:p text:style-name="P7"><text:span text:style-name="T10">den</text:span> (masculine singular),</text:p>
            <text:p text:style-name="P9"><text:span text:style-name="T10">das</text:span> (neuter singular)</text:p>
          </table:table-cell>
          <table:table-cell table:style-name="Tabelle1.B2" office:value-type="string">
            <text:p text:style-name="P15">-en</text:p>
            <text:p text:style-name="P10">exceptions:</text:p>
            <text:p text:style-name="P6"><text:span text:style-name="T10">-e</text:span> (neuter and feminine singular)</text:p>
          </table:table-cell>
          <table:table-cell table:style-name="Tabelle1.B2" office:value-type="string">
            <text:p text:style-name="P6"><text:span text:style-name="T11">einen</text:span> (masculine)</text:p>
            <text:p text:style-name="P6"><text:span text:style-name="T11">ein</text:span> (neuter)</text:p>
            <text:p text:style-name="P6"><text:span text:style-name="T11">eine</text:span> (feminine)</text:p>
          </table:table-cell>
          <table:table-cell table:style-name="Tabelle1.B2" office:value-type="string">
            <text:p text:style-name="P6"><text:span text:style-name="T11">-en</text:span> (masculine)</text:p>
            <text:p text:style-name="P6"><text:span text:style-name="T11">-es</text:span> (neuter)</text:p>
            <text:p text:style-name="P6"><text:span text:style-name="T11">-e</text:span> (feminine)</text:p>
          </table:table-cell>
          <table:table-cell table:style-name="Tabelle1.F2" office:value-type="string">
            <text:p text:style-name="P17">-e</text:p>
            <text:p text:style-name="P10">exceptions:</text:p>
            <text:p text:style-name="P6"><text:span text:style-name="T9">-en</text:span> (masculine singular)</text:p>
            <text:p text:style-name="P6"><text:span text:style-name="T9">-es</text:span> (neuter singular)</text:p>
          </table:table-cell>
        </table:table-row>
      </table:table>
      <text:p text:style-name="P2"/>
      <text:p text:style-name="P3"><text:soft-page-break/>Complete example tables containing the adjective <text:span text:style-name="T15">klug</text:span><text:span text:style-name="T16"> 'smart' </text:span>in its positive, comparative, and superlative form, as well as the definite article, the indefinite article, and the nouns <text:span text:style-name="T15">Mensch</text:span> 'human being', <text:span text:style-name="T15">Kind</text:span> 'child', and <text:span text:style-name="T15">Mutter</text:span> 'mother'</text:p>
      <text:p text:style-name="P2"/>
      <text:p text:style-name="P2">See the next three pag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ensch<text:tab/><text:span text:style-name="T10">der</text:span> Mensch<text:tab/><text:tab/>der <text:span text:style-name="T29">klug</text:span><text:span text:style-name="T10">e</text:span> Mensch<text:tab/><text:tab/><text:span text:style-name="T11">ein</text:span> Mensch<text:tab/><text:tab/>ein <text:span text:style-name="T29">klug</text:span><text:span text:style-name="T11">er</text:span> Mensch<text:tab/><text:tab/><text:span text:style-name="T29">klug</text:span><text:span text:style-name="T27">er</text:span> Mensch</text:p>
      <text:p text:style-name="P2">Menschen<text:tab/><text:span text:style-name="T10">des</text:span> Menschen<text:tab/>des <text:span text:style-name="T29">klug</text:span><text:span text:style-name="T7">en</text:span> Menschen<text:tab/><text:span text:style-name="T11">eines</text:span> Menschen<text:tab/>eines <text:span text:style-name="T29">klug</text:span><text:span text:style-name="T11">en</text:span> Menschen<text:tab/><text:span text:style-name="T29">klug</text:span><text:span text:style-name="T27">en</text:span> Menschen</text:p>
      <text:p text:style-name="P2">Menschen<text:tab/><text:span text:style-name="T10">dem</text:span> Menschen<text:tab/>dem <text:span text:style-name="T29">klug</text:span><text:span text:style-name="T7">en</text:span> Menschen<text:tab/><text:span text:style-name="T11">einem</text:span> Menschen<text:tab/>einem <text:span text:style-name="T29">klug</text:span><text:span text:style-name="T11">en</text:span> Menschen<text:tab/><text:span text:style-name="T29">klug</text:span><text:span text:style-name="T27">em</text:span> Menschen</text:p>
      <text:p text:style-name="P2">Menschen<text:tab/><text:span text:style-name="T10">den</text:span> Menschen<text:tab/>den <text:span text:style-name="T21">klug</text:span><text:span text:style-name="T20">en</text:span> Menschen<text:tab/><text:span text:style-name="T11">einen</text:span> Menschen<text:tab/>einen <text:span text:style-name="T29">klug</text:span><text:span text:style-name="T11">en</text:span> Menschen<text:tab/><text:span text:style-name="T29">klug</text:span><text:span text:style-name="T27">en</text:span> Menschen</text:p>
      <text:p text:style-name="P2"/>
      <text:p text:style-name="P2">Kind<text:tab/><text:tab/><text:span text:style-name="T10">das</text:span> Kind<text:tab/><text:tab/>das <text:span text:style-name="T29">klug</text:span><text:span text:style-name="T10">e</text:span> Kind<text:tab/><text:tab/><text:span text:style-name="T11">ein</text:span> Kind<text:tab/><text:tab/>ein <text:span text:style-name="T29">klug</text:span><text:span text:style-name="T11">es</text:span> Kind<text:tab/><text:tab/><text:span text:style-name="T29">klug</text:span><text:span text:style-name="T27">es</text:span> Kind</text:p>
      <text:p text:style-name="P2">Kindes<text:tab/><text:tab/><text:span text:style-name="T10">des</text:span> Kindes<text:tab/><text:tab/>des <text:span text:style-name="T29">klug</text:span><text:span text:style-name="T7">en</text:span> Kindes<text:tab/><text:tab/><text:span text:style-name="T11">eines</text:span> Kindes<text:tab/><text:tab/>eines <text:span text:style-name="T29">klug</text:span><text:span text:style-name="T11">en</text:span> Kindes<text:tab/><text:tab/><text:span text:style-name="T29">klug</text:span><text:span text:style-name="T27">en</text:span> Kindes</text:p>
      <text:p text:style-name="P2">Kind(e)<text:tab/><text:span text:style-name="T10">dem</text:span> Kind(e)<text:tab/><text:tab/>dem <text:span text:style-name="T29">klug</text:span><text:span text:style-name="T7">en</text:span> Kind(e)<text:tab/><text:tab/><text:span text:style-name="T11">einem</text:span> Kind(e)<text:tab/>einem <text:span text:style-name="T29">klug</text:span><text:span text:style-name="T11">en</text:span> Kind(e)<text:tab/><text:span text:style-name="T29">klug</text:span><text:span text:style-name="T27">em</text:span> Kind(e)</text:p>
      <text:p text:style-name="P2">Kind<text:tab/><text:tab/><text:span text:style-name="T10">das</text:span> Kind<text:tab/><text:tab/>das <text:span text:style-name="T29">klug</text:span><text:span text:style-name="T10">e</text:span> Kind<text:tab/><text:tab/><text:span text:style-name="T11">ein</text:span> Kind<text:tab/><text:tab/>ein <text:span text:style-name="T29">klug</text:span><text:span text:style-name="T11">es</text:span> Kind<text:tab/><text:tab/><text:span text:style-name="T29">klug</text:span><text:span text:style-name="T27">es</text:span> Kind</text:p>
      <text:p text:style-name="P2"/>
      <text:p text:style-name="P2">Mutter<text:tab/><text:span text:style-name="T17">die</text:span> Mutter<text:tab/><text:tab/>die <text:span text:style-name="T29">klug</text:span><text:span text:style-name="T10">e</text:span> Mutter<text:tab/><text:tab/><text:span text:style-name="T8">eine</text:span> Mutter<text:tab/><text:tab/>eine <text:span text:style-name="T29">klug</text:span><text:span text:style-name="T11">e</text:span> Mutter<text:tab/><text:tab/><text:span text:style-name="T29">klug</text:span><text:span text:style-name="T5">e</text:span> Mutter</text:p>
      <text:p text:style-name="P2">Mutter<text:tab/><text:span text:style-name="T18">der</text:span> Mutter<text:tab/><text:tab/>der <text:span text:style-name="T29">klug</text:span><text:span text:style-name="T7">en</text:span> Mutter<text:tab/><text:tab/><text:span text:style-name="T8">einer</text:span> Mutter<text:tab/><text:tab/>einer <text:span text:style-name="T29">klug</text:span><text:span text:style-name="T11">en</text:span> Mutter<text:tab/><text:tab/><text:span text:style-name="T29">klug</text:span><text:span text:style-name="T5">er</text:span> Mutter</text:p>
      <text:p text:style-name="P2">Mutter<text:tab/><text:span text:style-name="T10">der</text:span> Mutter<text:tab/><text:tab/>der <text:span text:style-name="T29">klug</text:span><text:span text:style-name="T7">en</text:span> Mutter<text:tab/><text:tab/><text:span text:style-name="T8">einer</text:span> Mutter<text:tab/><text:tab/>einer <text:span text:style-name="T29">klug</text:span><text:span text:style-name="T11">en</text:span> Mutter<text:tab/><text:tab/><text:span text:style-name="T29">klug</text:span><text:span text:style-name="T27">er</text:span> Mutter</text:p>
      <text:p text:style-name="P2">Mutter<text:tab/><text:span text:style-name="T17">die</text:span> Mutter<text:tab/><text:tab/>die <text:span text:style-name="T29">klug</text:span><text:span text:style-name="T10">e</text:span> Mutter<text:tab/><text:tab/><text:span text:style-name="T11">eine</text:span> Mutter<text:tab/><text:tab/>eine <text:span text:style-name="T29">klug</text:span><text:span text:style-name="T11">e</text:span> Mutter<text:tab/><text:tab/><text:span text:style-name="T29">klug</text:span><text:span text:style-name="T5">e</text:span> Mutter</text:p>
      <text:p text:style-name="P2"/>
      <text:p text:style-name="P2">Menschen<text:tab/><text:span text:style-name="T17">die</text:span> Menschen<text:tab/><text:tab/>die <text:span text:style-name="T29">klug</text:span><text:span text:style-name="T7">en</text:span> Menschen<text:tab/>N/A<text:tab/><text:tab/><text:tab/>N/A<text:tab/><text:tab/><text:tab/><text:tab/><text:span text:style-name="T29">klug</text:span><text:span text:style-name="T5">e</text:span> Menschen</text:p>
      <text:p text:style-name="P2">Menschen<text:tab/><text:span text:style-name="T18">der</text:span> Menschen<text:tab/>der <text:span text:style-name="T29">klug</text:span><text:span text:style-name="T7">en</text:span> Menschen<text:tab/>N/A<text:tab/><text:tab/><text:tab/>N/A<text:tab/><text:tab/><text:tab/><text:tab/><text:span text:style-name="T29">klug</text:span><text:span text:style-name="T5">er</text:span> Menschen</text:p>
      <text:p text:style-name="P2">Menschen<text:tab/><text:span text:style-name="T18">den</text:span> Menschen<text:tab/>den <text:span text:style-name="T29">klug</text:span><text:span text:style-name="T7">en</text:span> Menschen<text:tab/>N/A<text:tab/><text:tab/><text:tab/>N/A<text:tab/><text:tab/><text:tab/><text:tab/><text:span text:style-name="T29">klug</text:span><text:span text:style-name="T5">en</text:span> Menschen</text:p>
      <text:p text:style-name="P2">Menschen<text:tab/><text:span text:style-name="T17">die</text:span> Menschen<text:tab/><text:tab/>die <text:span text:style-name="T29">klug</text:span><text:span text:style-name="T7">en</text:span> Menschen<text:tab/>N/A<text:tab/><text:tab/><text:tab/>N/A<text:tab/><text:tab/><text:tab/><text:tab/><text:span text:style-name="T29">klug</text:span><text:span text:style-name="T5">e</text:span> Menschen</text:p>
      <text:p text:style-name="P2"/>
      <text:p text:style-name="P2">Kinder<text:tab/><text:span text:style-name="T17">die</text:span> Kinder<text:tab/><text:tab/>die <text:span text:style-name="T29">klug</text:span><text:span text:style-name="T7">en</text:span> Kinder<text:tab/><text:tab/>N/A<text:tab/><text:tab/><text:tab/>N/A<text:tab/><text:tab/><text:tab/><text:tab/><text:span text:style-name="T29">klug</text:span><text:span text:style-name="T5">e</text:span> Kinder</text:p>
      <text:p text:style-name="P2">Kinder<text:tab/><text:span text:style-name="T18">der</text:span> Kinder<text:tab/><text:tab/>der <text:span text:style-name="T29">klug</text:span><text:span text:style-name="T7">en</text:span> Kinder<text:tab/><text:tab/>N/A<text:tab/><text:tab/><text:tab/>N/A<text:tab/><text:tab/><text:tab/><text:tab/><text:span text:style-name="T29">klug</text:span><text:span text:style-name="T5">er</text:span> Kinder</text:p>
      <text:p text:style-name="P2">Kindern<text:tab/><text:span text:style-name="T18">den</text:span> Kindern<text:tab/><text:tab/>den <text:span text:style-name="T29">klug</text:span><text:span text:style-name="T7">en</text:span> Kindern<text:tab/><text:tab/>N/A<text:tab/><text:tab/><text:tab/>N/A<text:tab/><text:tab/><text:tab/><text:tab/><text:span text:style-name="T29">klug</text:span><text:span text:style-name="T5">en</text:span> Kindern</text:p>
      <text:p text:style-name="P2">Kinder<text:tab/><text:span text:style-name="T17">die</text:span> Kinder<text:tab/><text:tab/>die <text:span text:style-name="T29">klug</text:span><text:span text:style-name="T7">en</text:span> Kinder<text:tab/><text:tab/>N/A<text:tab/><text:tab/><text:tab/>N/A<text:tab/><text:tab/><text:tab/><text:tab/><text:span text:style-name="T29">klug</text:span><text:span text:style-name="T5">e</text:span> Kinder</text:p>
      <text:p text:style-name="P2"/>
      <text:p text:style-name="P2">Mütter<text:tab/><text:span text:style-name="T17">die</text:span> Mütter<text:tab/><text:tab/>die <text:span text:style-name="T29">klug</text:span><text:span text:style-name="T7">en</text:span> Mütter<text:tab/><text:tab/>N/A<text:tab/><text:tab/><text:tab/>N/A<text:tab/><text:tab/><text:tab/><text:tab/><text:span text:style-name="T29">klug</text:span><text:span text:style-name="T5">e</text:span> Mütter</text:p>
      <text:p text:style-name="P2">Mütter<text:tab/><text:span text:style-name="T18">der</text:span> Mütter<text:tab/><text:tab/>der <text:span text:style-name="T29">klug</text:span><text:span text:style-name="T7">en</text:span> Mütter<text:tab/><text:tab/>N/A<text:tab/><text:tab/><text:tab/>N/A<text:tab/><text:tab/><text:tab/><text:tab/><text:span text:style-name="T29">klug</text:span><text:span text:style-name="T5">er</text:span> Mütter</text:p>
      <text:p text:style-name="P2">Müttern<text:tab/><text:span text:style-name="T18">den</text:span> Müttern<text:tab/><text:tab/>den <text:span text:style-name="T29">klug</text:span><text:span text:style-name="T7">en</text:span> Müttern<text:tab/><text:tab/>N/A<text:tab/><text:tab/><text:tab/>N/A<text:tab/><text:tab/><text:tab/><text:tab/><text:span text:style-name="T29">klug</text:span><text:span text:style-name="T5">en</text:span> Müttern</text:p>
      <text:p text:style-name="P2">Mütter<text:tab/><text:span text:style-name="T17">die</text:span> Mütter<text:tab/><text:tab/>die <text:span text:style-name="T29">klug</text:span><text:span text:style-name="T7">en</text:span> Müttern<text:tab/><text:tab/>N/A<text:tab/><text:tab/><text:tab/>N/A<text:tab/><text:tab/><text:tab/><text:tab/><text:span text:style-name="T29">klug</text:span><text:span text:style-name="T5">e</text:span> Mütter</text:p>
      <text:p text:style-name="P2"><text:soft-page-break/>Mensch<text:tab/><text:span text:style-name="T10">der</text:span> Mensch<text:tab/><text:tab/>der <text:span text:style-name="T29">klüger</text:span><text:span text:style-name="T10">e</text:span> Mensch<text:tab/><text:tab/><text:span text:style-name="T11">ein</text:span> Mensch<text:tab/><text:tab/>ein <text:span text:style-name="T29">klüger</text:span><text:span text:style-name="T11">er</text:span> Mensch<text:tab/><text:tab/><text:span text:style-name="T29">klüger</text:span><text:span text:style-name="T27">er</text:span> Mensch</text:p>
      <text:p text:style-name="P2">Menschen<text:tab/><text:span text:style-name="T10">des</text:span> Menschen<text:tab/>des <text:span text:style-name="T29">klüger</text:span><text:span text:style-name="T7">en</text:span> Menschen<text:tab/><text:span text:style-name="T11">eines</text:span> Menschen<text:tab/>eines <text:span text:style-name="T29">klüger</text:span><text:span text:style-name="T11">en</text:span> Menschen<text:tab/><text:span text:style-name="T29">klüger</text:span><text:span text:style-name="T27">en</text:span> Menschen</text:p>
      <text:p text:style-name="P2">Menschen<text:tab/><text:span text:style-name="T10">dem</text:span> Menschen<text:tab/>dem <text:span text:style-name="T29">klüger</text:span><text:span text:style-name="T7">en</text:span> Menschen<text:tab/><text:span text:style-name="T11">einem</text:span> Menschen<text:tab/>einem <text:span text:style-name="T29">klüger</text:span><text:span text:style-name="T11">en</text:span> Menschen<text:tab/><text:span text:style-name="T29">klüger</text:span><text:span text:style-name="T27">em</text:span> Menschen</text:p>
      <text:p text:style-name="P2">Menschen<text:tab/><text:span text:style-name="T10">den</text:span> Menschen<text:tab/>den <text:span text:style-name="T21">klüger</text:span><text:span text:style-name="T20">en</text:span> Menschen<text:tab/><text:span text:style-name="T11">einen</text:span> Menschen<text:tab/>einen <text:span text:style-name="T29">klüger</text:span><text:span text:style-name="T11">en</text:span> Menschen<text:tab/><text:span text:style-name="T29">klüger</text:span><text:span text:style-name="T27">en</text:span> Menschen</text:p>
      <text:p text:style-name="P2"/>
      <text:p text:style-name="P2">Kind<text:tab/><text:tab/><text:span text:style-name="T10">das</text:span> Kind<text:tab/><text:tab/>das <text:span text:style-name="T29">klüger</text:span><text:span text:style-name="T10">e</text:span> Kind<text:tab/><text:tab/><text:span text:style-name="T11">ein</text:span> Kind<text:tab/><text:tab/>ein <text:span text:style-name="T29">klüger</text:span><text:span text:style-name="T11">es</text:span> Kind<text:tab/><text:tab/><text:span text:style-name="T29">klüger</text:span><text:span text:style-name="T27">es</text:span> Kind</text:p>
      <text:p text:style-name="P2">Kindes<text:tab/><text:tab/><text:span text:style-name="T10">des</text:span> Kindes<text:tab/><text:tab/>des <text:span text:style-name="T29">klüger</text:span><text:span text:style-name="T7">en</text:span> Kindes<text:tab/><text:tab/><text:span text:style-name="T11">eines</text:span> Kindes<text:tab/><text:tab/>eines <text:span text:style-name="T29">klüger</text:span><text:span text:style-name="T11">en</text:span> Kindes<text:tab/><text:span text:style-name="T29">klüger</text:span><text:span text:style-name="T27">en</text:span> Kindes</text:p>
      <text:p text:style-name="P2">Kind(e)<text:tab/><text:span text:style-name="T10">dem</text:span> Kind(e)<text:tab/><text:tab/>dem <text:span text:style-name="T29">klüger</text:span><text:span text:style-name="T7">en</text:span> Kind(e)<text:tab/><text:span text:style-name="T11">einem</text:span> Kind(e)<text:tab/>einem <text:span text:style-name="T29">klüger</text:span><text:span text:style-name="T11">en</text:span> Kind(e)<text:tab/><text:span text:style-name="T29">klüger</text:span><text:span text:style-name="T27">em</text:span> Kind(e)</text:p>
      <text:p text:style-name="P2">Kind<text:tab/><text:tab/><text:span text:style-name="T10">das</text:span> Kind<text:tab/><text:tab/>das <text:span text:style-name="T29">klüger</text:span><text:span text:style-name="T10">e</text:span> Kind<text:tab/><text:tab/><text:span text:style-name="T11">ein</text:span> Kind<text:tab/><text:tab/>ein <text:span text:style-name="T29">klüger</text:span><text:span text:style-name="T11">es</text:span> Kind<text:tab/><text:tab/><text:span text:style-name="T29">klüger</text:span><text:span text:style-name="T27">es</text:span> Kind</text:p>
      <text:p text:style-name="P2"/>
      <text:p text:style-name="P2">Mutter<text:tab/><text:span text:style-name="T17">die</text:span> Mutter<text:tab/><text:tab/>die <text:span text:style-name="T29">klüger</text:span><text:span text:style-name="T10">e</text:span> Mutter<text:tab/><text:tab/><text:span text:style-name="T8">eine</text:span> Mutter<text:tab/><text:tab/>eine <text:span text:style-name="T29">klüger</text:span><text:span text:style-name="T11">e</text:span> Mutter<text:tab/><text:tab/><text:span text:style-name="T29">klüger</text:span><text:span text:style-name="T5">e</text:span> Mutter</text:p>
      <text:p text:style-name="P2">Mutter<text:tab/><text:span text:style-name="T18">der</text:span> Mutter<text:tab/><text:tab/>der <text:span text:style-name="T29">klüger</text:span><text:span text:style-name="T7">en</text:span> Mutter<text:tab/><text:tab/><text:span text:style-name="T8">einer</text:span> Mutter<text:tab/><text:tab/>einer <text:span text:style-name="T29">klüger</text:span><text:span text:style-name="T11">en</text:span> Mutter<text:tab/><text:span text:style-name="T29">klüger</text:span><text:span text:style-name="T5">er</text:span> Mutter</text:p>
      <text:p text:style-name="P2">Mutter<text:tab/><text:span text:style-name="T10">der</text:span> Mutter<text:tab/><text:tab/>der <text:span text:style-name="T29">klüger</text:span><text:span text:style-name="T7">en</text:span> Mutter<text:tab/><text:tab/><text:span text:style-name="T8">einer</text:span> Mutter<text:tab/><text:tab/>einer <text:span text:style-name="T29">klüger</text:span><text:span text:style-name="T11">en</text:span> Mutter<text:tab/><text:span text:style-name="T29">klüger</text:span><text:span text:style-name="T27">er</text:span> Mutter</text:p>
      <text:p text:style-name="P2">Mutter<text:tab/><text:span text:style-name="T17">die</text:span> Mutter<text:tab/><text:tab/>die <text:span text:style-name="T29">klüger</text:span><text:span text:style-name="T10">e</text:span> Mutter<text:tab/><text:tab/><text:span text:style-name="T11">eine</text:span> Mutter<text:tab/><text:tab/>eine <text:span text:style-name="T29">klüger</text:span><text:span text:style-name="T11">e</text:span> Mutter<text:tab/><text:tab/><text:span text:style-name="T29">klüger</text:span><text:span text:style-name="T5">e</text:span> Mutter</text:p>
      <text:p text:style-name="P2"/>
      <text:p text:style-name="P2">Menschen<text:tab/><text:span text:style-name="T17">die</text:span> Menschen<text:tab/><text:tab/>die <text:span text:style-name="T29">klüger</text:span><text:span text:style-name="T7">en</text:span> Menschen<text:tab/>N/A<text:tab/><text:tab/><text:tab/>N/A<text:tab/><text:tab/><text:tab/><text:tab/><text:span text:style-name="T29">klüger</text:span><text:span text:style-name="T5">e</text:span> Menschen</text:p>
      <text:p text:style-name="P2">Menschen<text:tab/><text:span text:style-name="T18">der</text:span> Menschen<text:tab/>der <text:span text:style-name="T29">klüger</text:span><text:span text:style-name="T7">en</text:span> Menschen<text:tab/>N/A<text:tab/><text:tab/><text:tab/>N/A<text:tab/><text:tab/><text:tab/><text:tab/><text:span text:style-name="T29">klüger</text:span><text:span text:style-name="T5">er</text:span> Menschen</text:p>
      <text:p text:style-name="P2">Menschen<text:tab/><text:span text:style-name="T18">den</text:span> Menschen<text:tab/>den <text:span text:style-name="T29">klüger</text:span><text:span text:style-name="T7">en</text:span> Menschen<text:tab/>N/A<text:tab/><text:tab/><text:tab/>N/A<text:tab/><text:tab/><text:tab/><text:tab/><text:span text:style-name="T29">klüger</text:span><text:span text:style-name="T5">en</text:span> Menschen</text:p>
      <text:p text:style-name="P2">Menschen<text:tab/><text:span text:style-name="T17">die</text:span> Menschen<text:tab/><text:tab/>die <text:span text:style-name="T29">klüger</text:span><text:span text:style-name="T7">en</text:span> Menschen<text:tab/>N/A<text:tab/><text:tab/><text:tab/>N/A<text:tab/><text:tab/><text:tab/><text:tab/><text:span text:style-name="T29">klüger</text:span><text:span text:style-name="T5">e</text:span> Menschen</text:p>
      <text:p text:style-name="P2"/>
      <text:p text:style-name="P2">Kinder<text:tab/><text:span text:style-name="T17">die</text:span> Kinder<text:tab/><text:tab/>die <text:span text:style-name="T29">klüger</text:span><text:span text:style-name="T7">en</text:span> Kinder<text:tab/><text:tab/>N/A<text:tab/><text:tab/><text:tab/>N/A<text:tab/><text:tab/><text:tab/><text:tab/><text:span text:style-name="T29">klüger</text:span><text:span text:style-name="T5">e</text:span> Kinder</text:p>
      <text:p text:style-name="P2">Kinder<text:tab/><text:span text:style-name="T18">der</text:span> Kinder<text:tab/><text:tab/>der <text:span text:style-name="T29">klüger</text:span><text:span text:style-name="T7">en</text:span> Kinder<text:tab/><text:tab/>N/A<text:tab/><text:tab/><text:tab/>N/A<text:tab/><text:tab/><text:tab/><text:tab/><text:span text:style-name="T29">klüger</text:span><text:span text:style-name="T5">er</text:span> Kinder</text:p>
      <text:p text:style-name="P2">Kindern<text:tab/><text:span text:style-name="T18">den</text:span> Kindern<text:tab/><text:tab/>den <text:span text:style-name="T29">klüger</text:span><text:span text:style-name="T7">en</text:span> Kindern<text:tab/>N/A<text:tab/><text:tab/><text:tab/>N/A<text:tab/><text:tab/><text:tab/><text:tab/><text:span text:style-name="T29">klüger</text:span><text:span text:style-name="T5">en</text:span> Kindern</text:p>
      <text:p text:style-name="P2">Kinder<text:tab/><text:span text:style-name="T17">die</text:span> Kinder<text:tab/><text:tab/>die <text:span text:style-name="T29">klüger</text:span><text:span text:style-name="T7">en</text:span> Kinder<text:tab/><text:tab/>N/A<text:tab/><text:tab/><text:tab/>N/A<text:tab/><text:tab/><text:tab/><text:tab/><text:span text:style-name="T29">klüger</text:span><text:span text:style-name="T5">e</text:span> Kinder</text:p>
      <text:p text:style-name="P2"/>
      <text:p text:style-name="P2">Mütter<text:tab/><text:span text:style-name="T17">die</text:span> Mütter<text:tab/><text:tab/>die <text:span text:style-name="T29">klüger</text:span><text:span text:style-name="T7">en</text:span> Mütter<text:tab/><text:tab/>N/A<text:tab/><text:tab/><text:tab/>N/A<text:tab/><text:tab/><text:tab/><text:tab/><text:span text:style-name="T29">klüger</text:span><text:span text:style-name="T5">e</text:span> Mütter</text:p>
      <text:p text:style-name="P2">Mütter<text:tab/><text:span text:style-name="T18">der</text:span> Mütter<text:tab/><text:tab/>der <text:span text:style-name="T29">klüger</text:span><text:span text:style-name="T7">en</text:span> Mütter<text:tab/><text:tab/>N/A<text:tab/><text:tab/><text:tab/>N/A<text:tab/><text:tab/><text:tab/><text:tab/><text:span text:style-name="T29">klüger</text:span><text:span text:style-name="T5">er</text:span> Mütter</text:p>
      <text:p text:style-name="P2">Müttern<text:tab/><text:span text:style-name="T18">den</text:span> Müttern<text:tab/><text:tab/>den <text:span text:style-name="T29">klüger</text:span><text:span text:style-name="T7">en</text:span> Müttern<text:tab/>N/A<text:tab/><text:tab/><text:tab/>N/A<text:tab/><text:tab/><text:tab/><text:tab/><text:span text:style-name="T29">klüger</text:span><text:span text:style-name="T5">en</text:span> Müttern</text:p>
      <text:p text:style-name="P2">Mütter<text:tab/><text:span text:style-name="T17">die</text:span> Mütter<text:tab/><text:tab/>die <text:span text:style-name="T29">klüger</text:span><text:span text:style-name="T7">en</text:span> Müttern<text:tab/>N/A<text:tab/><text:tab/><text:tab/>N/A<text:tab/><text:tab/><text:tab/><text:tab/><text:span text:style-name="T29">klüger</text:span><text:span text:style-name="T5">e</text:span> Mütter</text:p>
      <text:p text:style-name="P2"><text:soft-page-break/>Mensch<text:tab/><text:span text:style-name="T10">der</text:span> Mensch<text:tab/><text:tab/>der <text:span text:style-name="T28">klügst</text:span><text:span text:style-name="T10">e</text:span> Mensch<text:tab/><text:tab/><text:span text:style-name="T11">ein</text:span> Mensch<text:tab/><text:tab/><text:span text:style-name="T30">N/A</text:span><text:tab/><text:tab/><text:tab/><text:tab/>(<text:span text:style-name="T28">klügst</text:span><text:span text:style-name="T27">er</text:span> Mensch)</text:p>
      <text:p text:style-name="P2">Menschen<text:tab/><text:span text:style-name="T10">des</text:span> Menschen<text:tab/>des <text:span text:style-name="T28">klügst</text:span><text:span text:style-name="T7">en</text:span> Menschen<text:tab/><text:span text:style-name="T11">eines</text:span> Menschen<text:tab/><text:span text:style-name="T30">N/A</text:span><text:tab/><text:tab/><text:tab/><text:tab/>(<text:span text:style-name="T28">klügst</text:span><text:span text:style-name="T27">en</text:span> Menschen)</text:p>
      <text:p text:style-name="P2">Menschen<text:tab/><text:span text:style-name="T10">dem</text:span> Menschen<text:tab/>dem <text:span text:style-name="T28">klügst</text:span><text:span text:style-name="T7">en</text:span> Menschen<text:tab/><text:span text:style-name="T11">einem</text:span> Menschen<text:tab/><text:span text:style-name="T30">N/A</text:span><text:tab/><text:tab/><text:tab/><text:tab/>(<text:span text:style-name="T28">klügst</text:span><text:span text:style-name="T27">em</text:span> Menschen)</text:p>
      <text:p text:style-name="P2">Menschen<text:tab/><text:span text:style-name="T10">den</text:span> Menschen<text:tab/>den <text:span text:style-name="T22">klügst</text:span><text:span text:style-name="T20">en</text:span> Menschen<text:tab/><text:span text:style-name="T11">einen</text:span> Menschen<text:tab/><text:span text:style-name="T30">N/A</text:span><text:tab/><text:tab/><text:tab/><text:tab/>(<text:span text:style-name="T28">klügst</text:span><text:span text:style-name="T27">en</text:span> Menschen)</text:p>
      <text:p text:style-name="P2"/>
      <text:p text:style-name="P2">Kind<text:tab/><text:tab/><text:span text:style-name="T10">das</text:span> Kind<text:tab/><text:tab/>das <text:span text:style-name="T28">klügst</text:span><text:span text:style-name="T10">e</text:span> Kind<text:tab/><text:tab/><text:span text:style-name="T11">ein</text:span> Kind<text:tab/><text:tab/><text:span text:style-name="T30">N/A</text:span><text:tab/><text:tab/><text:tab/><text:tab/>(<text:span text:style-name="T28">klügst</text:span><text:span text:style-name="T27">es</text:span> Kind)</text:p>
      <text:p text:style-name="P2">Kindes<text:tab/><text:tab/><text:span text:style-name="T10">des</text:span> Kindes<text:tab/><text:tab/>des <text:span text:style-name="T28">klügst</text:span><text:span text:style-name="T7">en</text:span> Kindes<text:tab/><text:tab/><text:span text:style-name="T11">eines</text:span> Kindes<text:tab/><text:tab/><text:span text:style-name="T30">N/A</text:span><text:tab/><text:tab/><text:tab/><text:tab/>(<text:span text:style-name="T28">klügst</text:span><text:span text:style-name="T27">en</text:span> Kindes)</text:p>
      <text:p text:style-name="P2">Kind(e)<text:tab/><text:span text:style-name="T10">dem</text:span> Kind(e)<text:tab/><text:tab/>dem <text:span text:style-name="T28">klügst</text:span><text:span text:style-name="T7">en</text:span> Kind(e)<text:tab/><text:span text:style-name="T11">einem</text:span> Kind(e)<text:tab/><text:span text:style-name="T30">N/A</text:span><text:tab/><text:tab/><text:tab/><text:tab/>(<text:span text:style-name="T28">klügst</text:span><text:span text:style-name="T27">em</text:span> Kind(e))</text:p>
      <text:p text:style-name="P2">Kind<text:tab/><text:tab/><text:span text:style-name="T10">das</text:span> Kind<text:tab/><text:tab/>das <text:span text:style-name="T28">klügst</text:span><text:span text:style-name="T10">e</text:span> Kind<text:tab/><text:tab/><text:span text:style-name="T11">ein</text:span> Kind<text:tab/><text:tab/><text:span text:style-name="T30">N/A</text:span><text:tab/><text:tab/><text:tab/><text:tab/>(<text:span text:style-name="T28">klügst</text:span><text:span text:style-name="T27">es</text:span> Kind)</text:p>
      <text:p text:style-name="P2"/>
      <text:p text:style-name="P2">Mutter<text:tab/><text:span text:style-name="T17">die</text:span> Mutter<text:tab/><text:tab/>die <text:span text:style-name="T28">klügst</text:span><text:span text:style-name="T10">e</text:span> Mutter<text:tab/><text:tab/><text:span text:style-name="T8">eine</text:span> Mutter<text:tab/><text:tab/><text:span text:style-name="T30">N/A</text:span><text:tab/><text:tab/><text:tab/><text:tab/>(<text:span text:style-name="T28">klügst</text:span><text:span text:style-name="T5">e</text:span> Mutter)</text:p>
      <text:p text:style-name="P2">Mutter<text:tab/><text:span text:style-name="T18">der</text:span> Mutter<text:tab/><text:tab/>der <text:span text:style-name="T28">klügst</text:span><text:span text:style-name="T7">en</text:span> Mutter<text:tab/><text:tab/><text:span text:style-name="T8">einer</text:span> Mutter<text:tab/><text:tab/><text:span text:style-name="T30">N/A</text:span><text:tab/><text:tab/><text:tab/><text:tab/>(<text:span text:style-name="T28">klügst</text:span><text:span text:style-name="T5">er</text:span> Mutter)</text:p>
      <text:p text:style-name="P2">Mutter<text:tab/><text:span text:style-name="T10">der</text:span> Mutter<text:tab/><text:tab/>der <text:span text:style-name="T28">klügst</text:span><text:span text:style-name="T7">en</text:span> Mutter<text:tab/><text:tab/><text:span text:style-name="T8">einer</text:span> Mutter<text:tab/><text:tab/><text:span text:style-name="T30">N/A</text:span><text:tab/><text:tab/><text:tab/><text:tab/>(<text:span text:style-name="T28">klügst</text:span><text:span text:style-name="T27">er</text:span> Mutter)</text:p>
      <text:p text:style-name="P2">Mutter<text:tab/><text:span text:style-name="T17">die</text:span> Mutter<text:tab/><text:tab/>die <text:span text:style-name="T28">klügst</text:span><text:span text:style-name="T10">e</text:span> Mutter<text:tab/><text:tab/><text:span text:style-name="T11">eine</text:span> Mutter<text:tab/><text:tab/><text:span text:style-name="T30">N/A</text:span><text:tab/><text:tab/><text:tab/><text:tab/>(<text:span text:style-name="T28">klügst</text:span><text:span text:style-name="T5">e</text:span> Mutter)</text:p>
      <text:p text:style-name="P2"/>
      <text:p text:style-name="P2">Menschen<text:tab/><text:span text:style-name="T17">die</text:span> Menschen<text:tab/><text:tab/>die <text:span text:style-name="T28">klügst</text:span><text:span text:style-name="T7">en</text:span> Menschen<text:tab/>N/A<text:tab/><text:tab/><text:tab/>N/A<text:tab/><text:tab/><text:tab/><text:tab/>(<text:span text:style-name="T28">klügst</text:span><text:span text:style-name="T5">e</text:span> Menschen)</text:p>
      <text:p text:style-name="P2">Menschen<text:tab/><text:span text:style-name="T18">der</text:span> Menschen<text:tab/>der <text:span text:style-name="T28">klügst</text:span><text:span text:style-name="T7">en</text:span> Menschen<text:tab/>N/A<text:tab/><text:tab/><text:tab/>N/A<text:tab/><text:tab/><text:tab/><text:tab/>(<text:span text:style-name="T28">klügst</text:span><text:span text:style-name="T5">er</text:span> Menschen)</text:p>
      <text:p text:style-name="P2">Menschen<text:tab/><text:span text:style-name="T18">den</text:span> Menschen<text:tab/>den <text:span text:style-name="T28">klügst</text:span><text:span text:style-name="T7">en</text:span> Menschen<text:tab/>N/A<text:tab/><text:tab/><text:tab/>N/A<text:tab/><text:tab/><text:tab/><text:tab/>(<text:span text:style-name="T28">klügst</text:span><text:span text:style-name="T5">en</text:span> Menschen)</text:p>
      <text:p text:style-name="P2">Menschen<text:tab/><text:span text:style-name="T17">die</text:span> Menschen<text:tab/><text:tab/>die <text:span text:style-name="T28">klügst</text:span><text:span text:style-name="T7">en</text:span> Menschen<text:tab/>N/A<text:tab/><text:tab/><text:tab/>N/A<text:tab/><text:tab/><text:tab/><text:tab/>(<text:span text:style-name="T28">klügst</text:span><text:span text:style-name="T5">e</text:span> Menschen)</text:p>
      <text:p text:style-name="P2"/>
      <text:p text:style-name="P2">Kinder<text:tab/><text:span text:style-name="T17">die</text:span> Kinder<text:tab/><text:tab/>die <text:span text:style-name="T28">klügst</text:span><text:span text:style-name="T7">en</text:span> Kinder<text:tab/><text:tab/>N/A<text:tab/><text:tab/><text:tab/>N/A<text:tab/><text:tab/><text:tab/><text:tab/>(<text:span text:style-name="T28">klügst</text:span><text:span text:style-name="T5">e</text:span> Kinder)</text:p>
      <text:p text:style-name="P2">Kinder<text:tab/><text:span text:style-name="T18">der</text:span> Kinder<text:tab/><text:tab/>der <text:span text:style-name="T28">klügst</text:span><text:span text:style-name="T7">en</text:span> Kinder<text:tab/><text:tab/>N/A<text:tab/><text:tab/><text:tab/>N/A<text:tab/><text:tab/><text:tab/><text:tab/>(<text:span text:style-name="T28">klügst</text:span><text:span text:style-name="T5">er</text:span> Kinder)</text:p>
      <text:p text:style-name="P2">Kindern<text:tab/><text:span text:style-name="T18">den</text:span> Kindern<text:tab/><text:tab/>den <text:span text:style-name="T28">klügst</text:span><text:span text:style-name="T7">en</text:span> Kindern<text:tab/>N/A<text:tab/><text:tab/><text:tab/>N/A<text:tab/><text:tab/><text:tab/><text:tab/>(<text:span text:style-name="T28">klügst</text:span><text:span text:style-name="T5">en</text:span> Kindern)</text:p>
      <text:p text:style-name="P2">Kinder<text:tab/><text:span text:style-name="T17">die</text:span> Kinder<text:tab/><text:tab/>die <text:span text:style-name="T28">klügst</text:span><text:span text:style-name="T7">en</text:span> Kinder<text:tab/><text:tab/>N/A<text:tab/><text:tab/><text:tab/>N/A<text:tab/><text:tab/><text:tab/><text:tab/>(<text:span text:style-name="T28">klügst</text:span><text:span text:style-name="T5">e</text:span> Kinder)</text:p>
      <text:p text:style-name="P2"/>
      <text:p text:style-name="P2">Mütter<text:tab/><text:span text:style-name="T17">die</text:span> Mütter<text:tab/><text:tab/>die <text:span text:style-name="T28">klügst</text:span><text:span text:style-name="T7">en</text:span> Mütter<text:tab/><text:tab/>N/A<text:tab/><text:tab/><text:tab/>N/A<text:tab/><text:tab/><text:tab/><text:tab/>(<text:span text:style-name="T28">klügst</text:span><text:span text:style-name="T5">e</text:span> Mütter)</text:p>
      <text:p text:style-name="P2">Mütter<text:tab/><text:span text:style-name="T18">der</text:span> Mütter<text:tab/><text:tab/>der <text:span text:style-name="T28">klügst</text:span><text:span text:style-name="T7">en</text:span> Mütter<text:tab/><text:tab/>N/A<text:tab/><text:tab/><text:tab/>N/A<text:tab/><text:tab/><text:tab/><text:tab/>(<text:span text:style-name="T28">klügst</text:span><text:span text:style-name="T5">er</text:span> Mütter)</text:p>
      <text:p text:style-name="P2">Müttern<text:tab/><text:span text:style-name="T18">den</text:span> Müttern<text:tab/><text:tab/>den <text:span text:style-name="T28">klügst</text:span><text:span text:style-name="T7">en</text:span> Müttern<text:tab/>N/A<text:tab/><text:tab/><text:tab/>N/A<text:tab/><text:tab/><text:tab/><text:tab/>(<text:span text:style-name="T28">klügst</text:span><text:span text:style-name="T5">en</text:span> Müttern)</text:p>
      <text:p text:style-name="P2">Mütter<text:tab/><text:span text:style-name="T17">die</text:span> Mütter<text:tab/><text:tab/>die <text:span text:style-name="T28">klügst</text:span><text:span text:style-name="T7">en</text:span> Müttern<text:tab/>N/A<text:tab/><text:tab/><text:tab/>N/A<text:tab/><text:tab/><text:tab/><text:tab/>(<text:span text:style-name="T28">klügst</text:span><text:span text:style-name="T5">e</text:span> Mütter)</text:p>
      <text:p text:style-name="P5"><text:soft-page-break/>Mensch<text:tab/><text:span text:style-name="T8">der</text:span> Mensch<text:tab/><text:tab/>der klug<text:span text:style-name="T12">e</text:span> Mensch<text:tab/><text:tab/>ein Mensch<text:tab/><text:tab/>ein klug<text:span text:style-name="T8">er</text:span> Mensch<text:tab/><text:tab/>klug<text:span text:style-name="T8">er</text:span> Mensch</text:p>
      <text:p text:style-name="P5">Menschen<text:tab/><text:span text:style-name="T7">des</text:span> Menschen<text:tab/>des klug<text:span text:style-name="T11">en</text:span> Menschen<text:tab/>ein<text:span text:style-name="T7">es</text:span> Menschen<text:tab/>eines klug<text:span text:style-name="T11">en</text:span> Menschen<text:tab/>klug<text:span text:style-name="T11">en</text:span> Menschen</text:p>
      <text:p text:style-name="P5">Menschen<text:tab/><text:span text:style-name="T7">dem</text:span> Menschen<text:tab/>dem klug<text:span text:style-name="T11">en</text:span> Menschen<text:tab/>ein<text:span text:style-name="T7">em</text:span> Menschen<text:tab/>einem klug<text:span text:style-name="T11">en</text:span> Menschen<text:tab/>klugem Menschen</text:p>
      <text:p text:style-name="P5">Menschen<text:tab/><text:span text:style-name="T8">den</text:span> Menschen<text:tab/>den klug<text:span text:style-name="T19">en</text:span> Menschen<text:tab/>einen Menschen<text:tab/>einen klug<text:span text:style-name="T8">en</text:span> Menschen<text:tab/>klug<text:span text:style-name="T8">en</text:span> Menschen</text:p>
      <text:p text:style-name="P5"/>
      <text:p text:style-name="P5">Kind<text:tab/><text:tab/><text:span text:style-name="T10">das</text:span> Kind<text:tab/><text:tab/>das klug<text:span text:style-name="T12">e</text:span> Kind<text:tab/><text:tab/>ein Kind<text:tab/><text:tab/>ein klug<text:span text:style-name="T10">es</text:span> Kind<text:tab/><text:tab/>klug<text:span text:style-name="T10">es</text:span> Kind</text:p>
      <text:p text:style-name="P5">Kindes<text:tab/><text:tab/><text:span text:style-name="T7">des</text:span> Kindes<text:tab/><text:tab/>des klug<text:span text:style-name="T11">en</text:span> Kindes<text:tab/><text:tab/>ein<text:span text:style-name="T7">es</text:span> Kindes<text:tab/><text:tab/>eines klug<text:span text:style-name="T11">en</text:span> Kindes<text:tab/><text:tab/>klug<text:span text:style-name="T11">en</text:span> Kindes</text:p>
      <text:p text:style-name="P5">Kind(e)<text:tab/><text:span text:style-name="T7">dem</text:span> Kind(e)<text:tab/><text:tab/>dem klug<text:span text:style-name="T11">en</text:span> Kind(e)<text:tab/><text:tab/>ein<text:span text:style-name="T7">em</text:span> Kind(e)<text:tab/>einem klug<text:span text:style-name="T11">en</text:span> Kind(e)<text:tab/>klugem Kind(e)</text:p>
      <text:p text:style-name="P5">Kind<text:tab/><text:tab/><text:span text:style-name="T10">das</text:span> Kind<text:tab/><text:tab/>das klug<text:span text:style-name="T12">e</text:span> Kind<text:tab/><text:tab/>ein Kind<text:tab/><text:tab/>ein klug<text:span text:style-name="T10">es</text:span> Kind<text:tab/><text:tab/>klug<text:span text:style-name="T10">es</text:span> Kind</text:p>
      <text:p text:style-name="P5"/>
      <text:p text:style-name="P5">Mutter<text:tab/><text:span text:style-name="T12">die</text:span> Mutter<text:tab/><text:tab/>die klug<text:span text:style-name="T12">e</text:span> Mutter<text:tab/><text:tab/>ein<text:span text:style-name="T12">e</text:span> Mutter<text:tab/><text:tab/>eine klug<text:span text:style-name="T12">e</text:span> Mutter<text:tab/><text:tab/>klug<text:span text:style-name="T12">e</text:span> Mutter</text:p>
      <text:p text:style-name="P5">Mutter<text:tab/><text:span text:style-name="T13">der</text:span> Mutter<text:tab/><text:tab/>der klug<text:span text:style-name="T11">en</text:span> Mutter<text:tab/><text:tab/>ein<text:span text:style-name="T13">er</text:span> Mutter<text:tab/><text:tab/>einer klug<text:span text:style-name="T11">en</text:span> Mutter<text:tab/><text:tab/>klug<text:span text:style-name="T13">er</text:span> Mutter</text:p>
      <text:p text:style-name="P5">Mutter<text:tab/><text:span text:style-name="T9">der</text:span> Mutter<text:tab/><text:tab/>der klug<text:span text:style-name="T11">en</text:span> Mutter<text:tab/><text:tab/>ein<text:span text:style-name="T9">er</text:span> Mutter<text:tab/><text:tab/>einer klug<text:span text:style-name="T11">en</text:span> Mutter<text:tab/><text:tab/>klug<text:span text:style-name="T9">er</text:span> Mutter</text:p>
      <text:p text:style-name="P5">Mutter<text:tab/><text:span text:style-name="T12">die</text:span> Mutter<text:tab/><text:tab/>die klug<text:span text:style-name="T12">e</text:span> Mutter<text:tab/><text:tab/>ein<text:span text:style-name="T12">e</text:span> Mutter<text:tab/><text:tab/>eine klug<text:span text:style-name="T12">e</text:span> Mutter<text:tab/><text:tab/>klug<text:span text:style-name="T12">e</text:span> Mutter</text:p>
      <text:p text:style-name="P5"/>
      <text:p text:style-name="P5">Menschen<text:tab/><text:span text:style-name="T12">die</text:span> Menschen<text:tab/><text:tab/>die klug<text:span text:style-name="T11">en</text:span> Menschen<text:tab/>N/A<text:tab/><text:tab/><text:tab/>N/A<text:tab/><text:tab/><text:tab/><text:tab/>klug<text:span text:style-name="T12">e</text:span> Menschen</text:p>
      <text:p text:style-name="P5">Menschen<text:tab/><text:span text:style-name="T13">der</text:span> Menschen<text:tab/>der klug<text:span text:style-name="T11">en</text:span> Menschen<text:tab/>N/A<text:tab/><text:tab/><text:tab/>N/A<text:tab/><text:tab/><text:tab/><text:tab/>klug<text:span text:style-name="T13">er</text:span> Menschen</text:p>
      <text:p text:style-name="P5">Menschen<text:tab/><text:span text:style-name="T13">den</text:span> Menschen<text:tab/>den klug<text:span text:style-name="T11">en</text:span> Menschen<text:tab/>N/A<text:tab/><text:tab/><text:tab/>N/A<text:tab/><text:tab/><text:tab/><text:tab/>klug<text:span text:style-name="T13">en</text:span> Menschen</text:p>
      <text:p text:style-name="P5">Menschen<text:tab/><text:span text:style-name="T12">die</text:span> Menschen<text:tab/><text:tab/>die klug<text:span text:style-name="T11">en</text:span> Menschen<text:tab/>N/A<text:tab/><text:tab/><text:tab/>N/A<text:tab/><text:tab/><text:tab/><text:tab/>klug<text:span text:style-name="T12">e</text:span> Menschen</text:p>
      <text:p text:style-name="P5"/>
      <text:p text:style-name="P5">Kinder<text:tab/><text:span text:style-name="T12">die</text:span> Kinder<text:tab/><text:tab/>die klug<text:span text:style-name="T11">en</text:span> Kinder<text:tab/><text:tab/>N/A<text:tab/><text:tab/><text:tab/>N/A<text:tab/><text:tab/><text:tab/><text:tab/>klug<text:span text:style-name="T12">e</text:span> Kinder</text:p>
      <text:p text:style-name="P5">Kinder<text:tab/><text:span text:style-name="T13">der</text:span> Kinder<text:tab/><text:tab/>der klug<text:span text:style-name="T11">en</text:span> Kinder<text:tab/><text:tab/>N/A<text:tab/><text:tab/><text:tab/>N/A<text:tab/><text:tab/><text:tab/><text:tab/>klug<text:span text:style-name="T13">er</text:span> Kinder</text:p>
      <text:p text:style-name="P5">Kindern<text:tab/><text:span text:style-name="T13">den</text:span> Kindern<text:tab/><text:tab/>den klug<text:span text:style-name="T11">en</text:span> Kindern<text:tab/><text:tab/>N/A<text:tab/><text:tab/><text:tab/>N/A<text:tab/><text:tab/><text:tab/><text:tab/>klug<text:span text:style-name="T13">en</text:span> Kindern</text:p>
      <text:p text:style-name="P5">Kinder<text:tab/><text:span text:style-name="T12">die</text:span> Kinder<text:tab/><text:tab/>die klug<text:span text:style-name="T11">en</text:span> Kinder<text:tab/><text:tab/>N/A<text:tab/><text:tab/><text:tab/>N/A<text:tab/><text:tab/><text:tab/><text:tab/>klug<text:span text:style-name="T12">e</text:span> Kinder</text:p>
      <text:p text:style-name="P5"/>
      <text:p text:style-name="P5">Mütter<text:tab/><text:span text:style-name="T12">die</text:span> Mütter<text:tab/><text:tab/>die klug<text:span text:style-name="T11">en</text:span> Mütter<text:tab/><text:tab/>N/A<text:tab/><text:tab/><text:tab/>N/A<text:tab/><text:tab/><text:tab/><text:tab/>klug<text:span text:style-name="T12">e</text:span> Mütter</text:p>
      <text:p text:style-name="P5">Mütter<text:tab/><text:span text:style-name="T13">der</text:span> Mütter<text:tab/><text:tab/>der klug<text:span text:style-name="T11">en</text:span> Mütter<text:tab/><text:tab/>N/A<text:tab/><text:tab/><text:tab/>N/A<text:tab/><text:tab/><text:tab/><text:tab/>klug<text:span text:style-name="T13">er</text:span> Mütter</text:p>
      <text:p text:style-name="P5">Müttern<text:tab/><text:span text:style-name="T13">den</text:span> Müttern<text:tab/><text:tab/>den klug<text:span text:style-name="T11">en</text:span> Müttern<text:tab/><text:tab/>N/A<text:tab/><text:tab/><text:tab/>N/A<text:tab/><text:tab/><text:tab/><text:tab/>klug<text:span text:style-name="T13">en</text:span> Müttern</text:p>
      <text:p text:style-name="P4"><text:span text:style-name="T6">Mütter<text:tab/></text:span><text:span text:style-name="T12">die</text:span><text:span text:style-name="T6"> Mütter<text:tab/><text:tab/>die klug</text:span><text:span text:style-name="T11">en</text:span><text:span text:style-name="T6"> Müttern<text:tab/><text:tab/>N/A<text:tab/><text:tab/><text:tab/>N/A<text:tab/><text:tab/><text:tab/><text:tab/>klug</text:span><text:span text:style-name="T12">e</text:span><text:span text:style-name="T6"> Mütter</text:span></text:p>
      <text:p text:style-name="P4"><text:soft-page-break/>Mensch<text:tab/><text:span text:style-name="T3">der</text:span> Mensch<text:tab/><text:tab/>der klug<text:span text:style-name="T2">e</text:span> Mensch<text:tab/><text:tab/><text:span text:style-name="T2">ein</text:span> Mensch<text:tab/><text:tab/>ein klug<text:span text:style-name="T3">er</text:span> Mensch<text:tab/><text:tab/>klug<text:span text:style-name="T3">er</text:span> Mensch</text:p>
      <text:p text:style-name="P4">Menschen<text:tab/><text:span text:style-name="T1">des</text:span> Menschen<text:tab/>des klug<text:span text:style-name="T1">en</text:span> Menschen<text:tab/><text:span text:style-name="T2">eines</text:span> Menschen<text:tab/>eines klugen Menschen<text:tab/>klugen Menschen</text:p>
      <text:p text:style-name="P4">Menschen<text:tab/><text:span text:style-name="T1">dem</text:span> Menschen<text:tab/>dem klug<text:span text:style-name="T1">en</text:span> Menschen<text:tab/><text:span text:style-name="T2">einem</text:span> Menschen<text:tab/>einem klugen Menschen<text:tab/>klug<text:span text:style-name="T5">em</text:span> Menschen</text:p>
      <text:p text:style-name="P4">Menschen<text:tab/><text:span text:style-name="T3">den</text:span> Menschen<text:tab/>den klug<text:span text:style-name="T3">en</text:span> Menschen<text:tab/><text:span text:style-name="T3">einen</text:span> Menschen<text:tab/>einen klugen Menschen<text:tab/>klugen Menschen</text:p>
      <text:p text:style-name="P4"/>
      <text:p text:style-name="P4">Kind<text:tab/><text:tab/><text:span text:style-name="T3">das</text:span> Kind<text:tab/><text:tab/>das klug<text:span text:style-name="T2">e</text:span> Kind<text:tab/><text:tab/><text:span text:style-name="T2">ein</text:span> Kind<text:tab/><text:tab/>ein klug<text:span text:style-name="T3">es</text:span> Kind<text:tab/><text:tab/>klug<text:span text:style-name="T3">es</text:span> Kind</text:p>
      <text:p text:style-name="P4">Kindes<text:tab/><text:tab/><text:span text:style-name="T1">des</text:span> Kindes<text:tab/><text:tab/>des klug<text:span text:style-name="T1">en</text:span> Kindes<text:tab/><text:tab/><text:span text:style-name="T2">eines</text:span> Kindes<text:tab/><text:tab/>eines klugen Kindes<text:tab/><text:tab/>klugen Kindes</text:p>
      <text:p text:style-name="P4">Kind(e)<text:tab/><text:span text:style-name="T1">dem</text:span> Kind(e)<text:tab/><text:tab/>dem klug<text:span text:style-name="T1">en</text:span> Kind(e)<text:tab/><text:tab/><text:span text:style-name="T2">einem</text:span> Kind(e)<text:tab/>einem klugen Kind(e)<text:tab/>klug<text:span text:style-name="T5">em</text:span> Kind(e)</text:p>
      <text:p text:style-name="P4">Kind<text:tab/><text:tab/><text:span text:style-name="T3">das</text:span> Kind<text:tab/><text:tab/>das klug<text:span text:style-name="T3">e</text:span> Kind<text:tab/><text:tab/><text:span text:style-name="T3">ein</text:span> Kind<text:tab/><text:tab/>ein klug<text:span text:style-name="T3">es</text:span> Kind<text:tab/><text:tab/>klug<text:span text:style-name="T3">es</text:span> Kind</text:p>
      <text:p text:style-name="P4"/>
      <text:p text:style-name="P4">Mutter<text:tab/><text:span text:style-name="T3">die</text:span> Mutter<text:tab/><text:tab/>die klug<text:span text:style-name="T2">e</text:span> Mutter<text:tab/><text:tab/><text:span text:style-name="T3">eine</text:span> Mutter<text:tab/><text:tab/>eine kluge Mutter<text:tab/><text:tab/>kluge Mutter</text:p>
      <text:p text:style-name="P4">Mutter<text:tab/><text:span text:style-name="T3">der</text:span> Mutter<text:tab/><text:tab/>der klug<text:span text:style-name="T1">en</text:span> Mutter<text:tab/><text:tab/><text:span text:style-name="T3">einer</text:span> Mutter<text:tab/><text:tab/>einer klugen Mutter<text:tab/><text:tab/>klug<text:span text:style-name="T5">er</text:span> Mutter</text:p>
      <text:p text:style-name="P4">Mutter<text:tab/><text:span text:style-name="T3">der</text:span> Mutter<text:tab/><text:tab/>der klug<text:span text:style-name="T1">en</text:span> Mutter<text:tab/><text:tab/><text:span text:style-name="T3">einer</text:span> Mutter<text:tab/><text:tab/>einer klugen Mutter<text:tab/><text:tab/>klug<text:span text:style-name="T5">er</text:span> Mutter</text:p>
      <text:p text:style-name="P4">Mutter<text:tab/><text:span text:style-name="T3">die</text:span> Mutter<text:tab/><text:tab/>die klug<text:span text:style-name="T3">e</text:span> Mutter<text:tab/><text:tab/><text:span text:style-name="T3">eine</text:span> Mutter<text:tab/><text:tab/>eine kluge Mutter<text:tab/><text:tab/>kluge Mutter</text:p>
      <text:p text:style-name="P4"/>
      <text:p text:style-name="P4">Menschen<text:tab/><text:span text:style-name="T1">die</text:span> Menschen<text:tab/><text:tab/>die klug<text:span text:style-name="T1">en</text:span> Menschen<text:tab/>N/A<text:tab/><text:tab/><text:tab/>N/A<text:tab/><text:tab/><text:tab/><text:tab/>klug<text:span text:style-name="T4">e</text:span> Menschen</text:p>
      <text:p text:style-name="P4">Menschen<text:tab/><text:span text:style-name="T1">der</text:span> Menschen<text:tab/>der klug<text:span text:style-name="T1">en</text:span> Menschen<text:tab/>N/A<text:tab/><text:tab/><text:tab/>N/A<text:tab/><text:tab/><text:tab/><text:tab/>klug<text:span text:style-name="T4">er</text:span> Menschen</text:p>
      <text:p text:style-name="P4">Menschen<text:tab/><text:span text:style-name="T1">den</text:span> Menschen<text:tab/>den klug<text:span text:style-name="T1">en</text:span> Menschen<text:tab/>N/A<text:tab/><text:tab/><text:tab/>N/A<text:tab/><text:tab/><text:tab/><text:tab/>klug<text:span text:style-name="T4">en</text:span> Menschen</text:p>
      <text:p text:style-name="P4">Menschen<text:tab/><text:span text:style-name="T1">die</text:span> Menschen<text:tab/><text:tab/>die klug<text:span text:style-name="T1">en</text:span> Menschen<text:tab/>N/A<text:tab/><text:tab/><text:tab/>N/A<text:tab/><text:tab/><text:tab/><text:tab/>klug<text:span text:style-name="T4">e</text:span> Menschen</text:p>
      <text:p text:style-name="P4"/>
      <text:p text:style-name="P4">Kinder<text:tab/><text:span text:style-name="T1">die</text:span> Kinder<text:tab/><text:tab/>die klug<text:span text:style-name="T1">en</text:span> Kinder<text:tab/><text:tab/>N/A<text:tab/><text:tab/><text:tab/>N/A<text:tab/><text:tab/><text:tab/><text:tab/>klug<text:span text:style-name="T4">e</text:span> Kinder</text:p>
      <text:p text:style-name="P4">Kinder<text:tab/><text:span text:style-name="T1">der</text:span> Kinder<text:tab/><text:tab/>der klug<text:span text:style-name="T1">en</text:span> Kinder<text:tab/><text:tab/>N/A<text:tab/><text:tab/><text:tab/>N/A<text:tab/><text:tab/><text:tab/><text:tab/>klug<text:span text:style-name="T4">er</text:span> Kinder</text:p>
      <text:p text:style-name="P4">Kindern<text:tab/><text:span text:style-name="T1">den</text:span> Kindern<text:tab/><text:tab/>den klug<text:span text:style-name="T1">en</text:span> Kindern<text:tab/><text:tab/>N/A<text:tab/><text:tab/><text:tab/>N/A<text:tab/><text:tab/><text:tab/><text:tab/>klug<text:span text:style-name="T4">en</text:span> Kindern</text:p>
      <text:p text:style-name="P4">Kinder<text:tab/><text:span text:style-name="T1">die</text:span> Kinder<text:tab/><text:tab/>die klug<text:span text:style-name="T1">en</text:span> Kinder<text:tab/><text:tab/>N/A<text:tab/><text:tab/><text:tab/>N/A<text:tab/><text:tab/><text:tab/><text:tab/>klug<text:span text:style-name="T4">e</text:span> Kinder</text:p>
      <text:p text:style-name="P4"/>
      <text:p text:style-name="P4">Mütter<text:tab/><text:span text:style-name="T1">die</text:span> Mütter<text:tab/><text:tab/>die klug<text:span text:style-name="T1">en</text:span> Mütter<text:tab/><text:tab/>N/A<text:tab/><text:tab/><text:tab/>N/A<text:tab/><text:tab/><text:tab/><text:tab/>klug<text:span text:style-name="T4">e</text:span> Mütter</text:p>
      <text:p text:style-name="P4">Mütter<text:tab/><text:span text:style-name="T1">der</text:span> Mütter<text:tab/><text:tab/>der klug<text:span text:style-name="T1">en</text:span> Mütter<text:tab/><text:tab/>N/A<text:tab/><text:tab/><text:tab/>N/A<text:tab/><text:tab/><text:tab/><text:tab/>klug<text:span text:style-name="T4">er</text:span> Mütter</text:p>
      <text:p text:style-name="P4">Müttern<text:tab/><text:span text:style-name="T1">den</text:span> Müttern<text:tab/><text:tab/>den klug<text:span text:style-name="T1">en</text:span> Müttern<text:tab/><text:tab/>N/A<text:tab/><text:tab/><text:tab/>N/A<text:tab/><text:tab/><text:tab/><text:tab/>klug<text:span text:style-name="T4">en</text:span> Müttern</text:p>
      <text:p text:style-name="P4">Mütter<text:tab/><text:span text:style-name="T1">die</text:span> Mütter<text:tab/><text:tab/>die klug<text:span text:style-name="T1">en</text:span> Müttern<text:tab/><text:tab/>N/A<text:tab/><text:tab/><text:tab/>N/A<text:tab/><text:tab/><text:tab/><text:tab/>klug<text:span text:style-name="T4">e</text:span> Mütter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3M38S</meta:editing-duration>
    <meta:editing-cycles>255</meta:editing-cycles>
    <meta:generator>OpenOffice/4.1.15$Win32 OpenOffice.org_project/4115m2$Build-9813</meta:generator>
    <dc:date>2024-10-18T18:26:46.09</dc:date>
    <meta:document-statistic meta:table-count="3" meta:image-count="0" meta:object-count="0" meta:page-count="10" meta:paragraph-count="267" meta:word-count="1810" meta:character-count="12336"/>
    <meta:user-defined meta:name="Info 1"/>
    <meta:user-defined meta:name="Info 2"/>
    <meta:user-defined meta:name="Info 3"/>
    <meta:user-defined meta:name="Info 4"/>
  </office:meta>
</office:document-meta>
</file>